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Event.getParen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setParentScopesNames( List &lt; String &gt; parentScope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getParentScope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getScopeDeclar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setScopeName( String sco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setScopeId( Long 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getSco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setScopeDecleration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setParentScopeId( Long parent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Event.Scop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